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885e" fo:background-color="#ffff00"/>
    </style:style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cm" fo:margin-bottom="0cm" loext:contextual-spacing="false"/>
    </style:style>
    <text:list-style style:name="L1">
      <text:list-level-style-number text:level="1" text:style-name="Numbering_20_Symbols" style:num-suffix="." style:num-format="1" text:start-value="2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YTHON on SUNDAY!</text:p>
      <text:p text:style-name="Standard"/>
      <text:p text:style-name="Standard">Here are 25 most asked PYTHON questions to clear your next interview - </text:p>
      <text:p text:style-name="Standard"/>
      <text:p text:style-name="Standard">Please tell me answers of following python questions in details for solution architect's interview.</text:p>
      <text:p text:style-name="Standard">➤ 𝗣𝗮𝗻𝗱𝗮𝘀</text:p>
      <text:p text:style-name="Standard"/>
      <text:p text:style-name="Standard">1. Read a CSV file and filter rows based on a specific column value.</text:p>
      <text:p text:style-name="Standard">2. Merge two DataFrames using a common column.</text:p>
      <text:p text:style-name="Standard">3. Write a DataFrame to a CSV file without the index.</text:p>
      <text:p text:style-name="Standard">4. Handle missing data by replacing NaN values with the column mean.</text:p>
      <text:p text:style-name="Standard">5. Convert a DataFrame column from string to datetime format.</text:p>
      <text:p text:style-name="Standard"/>
      <text:p text:style-name="Standard">➤ 𝗡𝘂𝗺𝗣𝘆</text:p>
      <text:p text:style-name="Standard"/>
      <text:p text:style-name="Standard">6. Create a NumPy array from a list of integers.</text:p>
      <text:p text:style-name="Standard">7. Explain the difference between arange(), linspace(), and logspace().</text:p>
      <text:p text:style-name="Standard">8. Reshape a 1D array into a 2D matrix.</text:p>
      <text:p text:style-name="Standard">9. Find the mean, median, and standard deviation of a NumPy array.</text:p>
      <text:p text:style-name="Standard">10. Perform element-wise addition and multiplication of two arrays.</text:p>
      <text:p text:style-name="Standard"/>
      <text:p text:style-name="Standard">➤ 𝗗𝗮𝘁𝗮 𝗦𝘁𝗿𝘂𝗰𝘁𝘂𝗿𝗲𝘀 𝗮𝗻𝗱 𝗔𝗹𝗴𝗼𝗿𝗶𝘁𝗵𝗺𝘀</text:p>
      <text:p text:style-name="Standard"/>
      <text:p text:style-name="Standard">11. Implement a function to find the most frequent element in a list.</text:p>
      <text:p text:style-name="Standard">12. Reverse a linked list in Python.</text:p>
      <text:p text:style-name="Standard">13. Find the maximum difference between two elements in a list.</text:p>
      <text:p text:style-name="Standard">14. Write a function to check if a string is a palindrome.</text:p>
      <text:p text:style-name="Standard">15. Find the intersection of two lists.</text:p>
      <text:p text:style-name="Standard"/>
      <text:p text:style-name="Standard">➤ 𝗙𝗶𝗹𝗲 𝗛𝗮𝗻𝗱𝗹𝗶𝗻𝗴</text:p>
      <text:p text:style-name="Standard"/>
      <text:p text:style-name="Standard">16. Read a large text file line by line without loading the whole file into memory.</text:p>
      <text:p text:style-name="Standard">17. Write data to a JSON file.</text:p>
      <text:p text:style-name="Standard">18. Append content to an existing file.</text:p>
      <text:p text:style-name="Standard">19. Count the frequency of words in a text file.</text:p>
      <text:p text:style-name="Standard">20. <text:bookmark-start text:name="__DdeLink__88_1661661203"/>Compress and decompress a file using Python’s gzip module.<text:bookmark-end text:name="__DdeLink__88_1661661203"/></text:p>
      <text:p text:style-name="Standard"/>
      <text:p text:style-name="Standard">➤ 𝗘𝗿𝗿𝗼𝗿 𝗛𝗮𝗻𝗱𝗹𝗶𝗻𝗴</text:p>
      <text:p text:style-name="Standard"/>
      <text:p text:style-name="Standard">21. Explain the difference between try-except and try-finally.</text:p>
      <text:p text:style-name="Text_20_body"/>
      <text:list xml:id="list1114678381" text:style-name="L2">
        <text:list-item>
          <text:p text:style-name="P3"><text:span text:style-name="Source_20_Text">try-except</text:span>: Handles exceptions and allows recovery from errors.</text:p>
        </text:list-item>
        <text:list-item>
          <text:p text:style-name="P2"><text:span text:style-name="Source_20_Text">try-finally</text:span>: Ensures cleanup code runs regardless of exceptions.</text:p>
        </text:list-item>
      </text:list>
      <text:p text:style-name="Standard"/>
      <text:p text:style-name="Standard">22. Catch multiple exceptions in a single block.</text:p>
      <text:p text:style-name="P1">try: </text:p>
      <text:p text:style-name="P1"><text:tab/>x = int("a") </text:p>
      <text:p text:style-name="P1">except (ValueError, TypeError) as e: </text:p>
      <text:p text:style-name="P1"><text:tab/>print(f"Error: {e}")</text:p>
      <text:p text:style-name="P1"/>
      <text:p text:style-name="Standard">23. Write a custom exception and raise it in a function.</text:p>
      <text:p text:style-name="Standard"><text:soft-page-break/></text:p>
      <text:p text:style-name="Standard">24. Explain the concept of context managers with an example.</text:p>
      <text:p text:style-name="Standard"/>
      <text:p text:style-name="Standard">25. Demonstrate logging error messages instead of printing them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2T20:14:36.298218700</meta:creation-date>
    <dc:date>2025-01-12T21:01:21.764636076</dc:date>
    <meta:editing-duration>PT32M3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39" meta:word-count="324" meta:character-count="1875" meta:non-whitespace-character-count="1586"/>
  </office:meta>
</office:document-meta>
</file>